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6pt" officeooo:paragraph-rsid="0002f5a5" style:font-size-asian="6pt" style:font-size-complex="6pt"/>
    </style:style>
    <style:style style:name="P2" style:family="paragraph" style:parent-style-name="Preformatted_20_Text">
      <style:paragraph-properties fo:text-align="center" style:justify-single-word="false"/>
      <style:text-properties style:use-window-font-color="true" loext:opacity="0%" style:font-name="FreeMono" fo:font-size="6pt" fo:font-weight="bold" officeooo:paragraph-rsid="0002f5a5" fo:background-color="transparent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FreeMono" fo:font-size="6pt" fo:font-weight="bold" officeooo:paragraph-rsid="0002f5a5" fo:background-color="transparent" style:font-size-asian="6pt" style:font-weight-asian="bold" style:font-size-complex="6pt" style:font-weight-complex="bold"/>
    </style:style>
    <style:style style:name="P4" style:family="paragraph" style:parent-style-name="Standard">
      <style:paragraph-properties style:line-height-at-least="0.1583in" fo:text-align="center" style:justify-single-word="false"/>
      <style:text-properties style:use-window-font-color="true" loext:opacity="0%" style:font-name="FreeMono" fo:font-size="6pt" fo:font-weight="bold" fo:background-color="transparent" style:font-size-asian="6pt" style:font-weight-asian="bold" style:font-size-complex="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1.01 # 06:33 # 07:09 # 36</text:p>
      <text:p text:style-name="P4">02.01 # 06:33 # 07:09 # 36</text:p>
      <text:p text:style-name="P4">03.01 # 06:33 # 07:09 # 36</text:p>
      <text:p text:style-name="P4">04.01 # 06:33 # 07:09 # 36</text:p>
      <text:p text:style-name="P4">05.01 # 06:32 # 07:09 # 36</text:p>
      <text:p text:style-name="P4">06.01 # 06:32 # 07:08 # 36</text:p>
      <text:p text:style-name="P4">07.01 # 06:32 # 07:08 # 36</text:p>
      <text:p text:style-name="P4">08.01 # 06:32 # 07:08 # 35</text:p>
      <text:p text:style-name="P4">09.01 # 06:32 # 07:08 # 35</text:p>
      <text:p text:style-name="P4">10.01 # 06:31 # 07:07 # 35</text:p>
      <text:p text:style-name="P4">11.01 # 06:31 # 07:07 # 35</text:p>
      <text:p text:style-name="P4">12.01 # 06:31 # 07:06 # 35</text:p>
      <text:p text:style-name="P4">13.01 # 06:30 # 07:06 # 35</text:p>
      <text:p text:style-name="P4">14.01 # 06:30 # 07:05 # 35</text:p>
      <text:p text:style-name="P4">15.01 # 06:29 # 07:04 # 35</text:p>
      <text:p text:style-name="P4">16.01 # 06:29 # 07:04 # 35</text:p>
      <text:p text:style-name="P4">17.01 # 06:28 # 07:03 # 35</text:p>
      <text:p text:style-name="P4">18.01 # 06:27 # 07:02 # 35</text:p>
      <text:p text:style-name="P4">19.01 # 06:27 # 07:02 # 34</text:p>
      <text:p text:style-name="P4">20.01 # 06:26 # 07:01 # 34</text:p>
      <text:p text:style-name="P4">21.01 # 06:25 # 07:00 # 34</text:p>
      <text:p text:style-name="P4">22.01 # 06:24 # 06:59 # 34</text:p>
      <text:p text:style-name="P4">23.01 # 06:23 # 06:58 # 34</text:p>
      <text:p text:style-name="P4">24.01 # 06:22 # 06:57 # 34</text:p>
      <text:p text:style-name="P4">25.01 # 06:22 # 06:56 # 34</text:p>
      <text:p text:style-name="P4">26.01 # 06:21 # 06:55 # 34</text:p>
      <text:p text:style-name="P4">27.01 # 06:20 # 06:54 # 34</text:p>
      <text:p text:style-name="P4">28.01 # 06:19 # 06:53 # 34</text:p>
      <text:p text:style-name="P4">29.01 # 06:17 # 06:51 # 33</text:p>
      <text:p text:style-name="P4">30.01 # 06:16 # 06:50 # 33</text:p>
      <text:p text:style-name="P4">31.01 # 06:15 # 06:49 # 33</text:p>
      <text:p text:style-name="P4">01.02 # 06:14 # 06:48 # 33</text:p>
      <text:p text:style-name="P4">02.02 # 06:13 # 06:46 # 33</text:p>
      <text:p text:style-name="P4">03.02 # 06:12 # 06:45 # 33</text:p>
      <text:p text:style-name="P4">04.02 # 06:10 # 06:44 # 33</text:p>
      <text:p text:style-name="P4">05.02 # 06:09 # 06:42 # 33</text:p>
      <text:p text:style-name="P4">06.02 # 06:08 # 06:41 # 33</text:p>
      <text:p text:style-name="P4">07.02 # 06:06 # 06:39 # 33</text:p>
      <text:p text:style-name="P4">08.02 # 06:05 # 06:38 # 32</text:p>
      <text:p text:style-name="P4">09.02 # 06:03 # 06:36 # 32</text:p>
      <text:p text:style-name="P4">10.02 # 06:02 # 06:35 # 32</text:p>
      <text:p text:style-name="P4">11.02 # 06:00 # 06:33 # 32</text:p>
      <text:p text:style-name="P4">12.02 # 05:59 # 06:32 # 32</text:p>
      <text:p text:style-name="P4">13.02 # 05:57 # 06:30 # 32</text:p>
      <text:p text:style-name="P4">14.02 # 05:56 # 06:28 # 32</text:p>
      <text:p text:style-name="P4">15.02 # 05:54 # 06:27 # 32</text:p>
      <text:p text:style-name="P4">16.02 # 05:53 # 06:25 # 32</text:p>
      <text:p text:style-name="P4">17.02 # 05:51 # 06:23 # 32</text:p>
      <text:p text:style-name="P4">18.02 # 05:49 # 06:21 # 32</text:p>
      <text:p text:style-name="P4">19.02 # 05:48 # 06:20 # 32</text:p>
      <text:p text:style-name="P4">20.02 # 05:46 # 06:18 # 31</text:p>
      <text:p text:style-name="P4">21.02 # 05:44 # 06:16 # 31</text:p>
      <text:p text:style-name="P4">22.02 # 05:42 # 06:14 # 31</text:p>
      <text:p text:style-name="P4">23.02 # 05:41 # 06:12 # 31</text:p>
      <text:p text:style-name="P4">24.02 # 05:39 # 06:11 # 31</text:p>
      <text:p text:style-name="P4">25.02 # 05:37 # 06:09 # 31</text:p>
      <text:p text:style-name="P4">26.02 # 05:35 # 06:07 # 31</text:p>
      <text:p text:style-name="P4">27.02 # 05:33 # 06:05 # 31</text:p>
      <text:p text:style-name="P4">28.02 # 05:31 # 06:03 # 31</text:p>
      <text:p text:style-name="P4">29.02 # 05:30 # 06:01 # 31</text:p>
      <text:p text:style-name="P4">01.03 # 05:28 # 05:59 # 31</text:p>
      <text:p text:style-name="P4">02.03 # 05:26 # 05:57 # 31</text:p>
      <text:p text:style-name="P4">03.03 # 05:24 # 05:55 # 31</text:p>
      <text:p text:style-name="P4">04.03 # 05:22 # 05:53 # 31</text:p>
      <text:p text:style-name="P4">05.03 # 05:20 # 05:51 # 31</text:p>
      <text:p text:style-name="P4">06.03 # 05:18 # 05:49 # 31</text:p>
      <text:p text:style-name="P4">07.03 # 05:16 # 05:47 # 31</text:p>
      <text:p text:style-name="P4">08.03 # 05:14 # 05:45 # 31</text:p>
      <text:p text:style-name="P4">09.03 # 05:12 # 05:43 # 31</text:p>
      <text:p text:style-name="P4">10.03 # 05:10 # 05:41 # 31</text:p>
      <text:p text:style-name="P4">11.03 # 05:08 # 05:39 # 31</text:p>
      <text:p text:style-name="P4">12.03 # 05:06 # 05:37 # 31</text:p>
      <text:p text:style-name="P4">13.03 # 05:04 # 05:35 # 31</text:p>
      <text:p text:style-name="P4">14.03 # 05:02 # 05:33 # 31</text:p>
      <text:p text:style-name="P4">15.03 # 04:59 # 05:31 # 31</text:p>
      <text:p text:style-name="P4">16.03 # 04:57 # 05:29 # 31</text:p>
      <text:p text:style-name="P4">17.03 # 04:55 # 05:27 # 31</text:p>
      <text:p text:style-name="P4">18.03 # 04:53 # 05:24 # 31</text:p>
      <text:p text:style-name="P4">19.03 # 04:51 # 05:22 # 31</text:p>
      <text:p text:style-name="P4">20.03 # 04:49 # 05:20 # 31</text:p>
      <text:p text:style-name="P4">21.03 # 04:47 # 05:18 # 31</text:p>
      <text:p text:style-name="P4">22.03 # 04:45 # 05:16 # 31</text:p>
      <text:p text:style-name="P4">23.03 # 04:42 # 05:14 # 31</text:p>
      <text:p text:style-name="P4">24.03 # 04:40 # 05:12 # 31</text:p>
      <text:p text:style-name="P4">25.03 # 04:38 # 05:10 # 31</text:p>
      <text:p text:style-name="P4">26.03 # 04:36 # 05:08 # 31</text:p>
      <text:p text:style-name="P4">27.03 # 04:34 # 05:05 # 31</text:p>
      <text:p text:style-name="P4">28.03 # 04:32 # 05:03 # 31</text:p>
      <text:p text:style-name="P4">29.03 # 04:30 # 05:01 # 31</text:p>
      <text:p text:style-name="P4">30.03 # 04:27 # 04:59 # 31</text:p>
      <text:p text:style-name="P4">31.03 # 04:25 # 04:57 # 31</text:p>
      <text:p text:style-name="P4">01.04 # 04:23 # 04:55 # 31</text:p>
      <text:p text:style-name="P4">02.04 # 04:21 # 04:53 # 31</text:p>
      <text:p text:style-name="P4">03.04 # 04:19 # 04:51 # 32</text:p>
      <text:p text:style-name="P4">04.04 # 04:17 # 04:49 # 32</text:p>
      <text:p text:style-name="P4">05.04 # 04:15 # 04:47 # 32</text:p>
      <text:p text:style-name="P4">06.04 # 04:12 # 04:45 # 32</text:p>
      <text:p text:style-name="P4">07.04 # 04:10 # 04:43 # 32</text:p>
      <text:p text:style-name="P4">08.04 # 04:08 # 04:41 # 32</text:p>
      <text:p text:style-name="P4">09.04 # 04:06 # 04:39 # 32</text:p>
      <text:p text:style-name="P4">10.04 # 04:04 # 04:37 # 32</text:p>
      <text:p text:style-name="P4">11.04 # 04:02 # 04:35 # 32</text:p>
      <text:p text:style-name="P4">12.04 # 04:00 # 04:33 # 32</text:p>
      <text:p text:style-name="P4">13.04 # 03:58 # 04:31 # 32</text:p>
      <text:p text:style-name="P4">14.04 # 03:55 # 04:29 # 33</text:p>
      <text:p text:style-name="P4">15.04 # 03:53 # 04:27 # 33</text:p>
      <text:p text:style-name="P4">16.04 # 03:51 # 04:25 # 33</text:p>
      <text:p text:style-name="P4">17.04 # 03:49 # 04:23 # 33</text:p>
      <text:p text:style-name="P4">18.04 # 03:47 # 04:21 # 33</text:p>
      <text:p text:style-name="P4">19.04 # 03:45 # 04:19 # 33</text:p>
      <text:p text:style-name="P4">20.04 # 03:43 # 04:17 # 33</text:p>
      <text:p text:style-name="P4">21.04 # 03:41 # 04:15 # 33</text:p>
      <text:p text:style-name="P4">22.04 # 03:39 # 04:13 # 34</text:p>
      <text:p text:style-name="P4">23.04 # 03:37 # 04:11 # 34</text:p>
      <text:p text:style-name="P4">24.04 # 03:35 # 04:10 # 34</text:p>
      <text:p text:style-name="P4">25.04 # 03:33 # 04:08 # 34</text:p>
      <text:p text:style-name="P4">26.04 # 03:31 # 04:06 # 34</text:p>
      <text:p text:style-name="P4">27.04 # 03:29 # 04:04 # 34</text:p>
      <text:p text:style-name="P4">28.04 # 03:27 # 04:02 # 35</text:p>
      <text:p text:style-name="P4">29.04 # 03:25 # 04:01 # 35</text:p>
      <text:p text:style-name="P4">30.04 # 03:24 # 03:59 # 35</text:p>
      <text:p text:style-name="P4">01.05 # 03:22 # 03:57 # 35</text:p>
      <text:p text:style-name="P4">02.05 # 03:20 # 03:56 # 35</text:p>
      <text:p text:style-name="P4">03.05 # 03:18 # 03:54 # 35</text:p>
      <text:p text:style-name="P4">04.05 # 03:16 # 03:52 # 36</text:p>
      <text:p text:style-name="P4">05.05 # 03:15 # 03:51 # 36</text:p>
      <text:p text:style-name="P4">06.05 # 03:13 # 03:49 # 36</text:p>
      <text:p text:style-name="P4">07.05 # 03:11 # 03:48 # 36</text:p>
      <text:p text:style-name="P4">08.05 # 03:09 # 03:46 # 36</text:p>
      <text:p text:style-name="P4">09.05 # 03:08 # 03:45 # 36</text:p>
      <text:p text:style-name="P4">10.05 # 03:06 # 03:43 # 37</text:p>
      <text:p text:style-name="P4">11.05 # 03:04 # 03:42 # 37</text:p>
      <text:p text:style-name="P4">12.05 # 03:03 # 03:40 # 37</text:p>
      <text:p text:style-name="P4">13.05 # 03:01 # 03:39 # 37</text:p>
      <text:p text:style-name="P4">14.05 # 03:00 # 03:38 # 37</text:p>
      <text:p text:style-name="P4">15.05 # 02:58 # 03:36 # 38</text:p>
      <text:p text:style-name="P4">16.05 # 02:57 # 03:35 # 38</text:p>
      <text:p text:style-name="P4">17.05 # 02:55 # 03:34 # 38</text:p>
      <text:p text:style-name="P4">18.05 # 02:54 # 03:33 # 38</text:p>
      <text:p text:style-name="P4">19.05 # 02:52 # 03:31 # 38</text:p>
      <text:p text:style-name="P4">20.05 # 02:51 # 03:30 # 39</text:p>
      <text:p text:style-name="P4">21.05 # 02:50 # 03:29 # 39</text:p>
      <text:p text:style-name="P4">22.05 # 02:49 # 03:28 # 39</text:p>
      <text:p text:style-name="P4">23.05 # 02:47 # 03:27 # 39</text:p>
      <text:p text:style-name="P4">24.05 # 02:46 # 03:26 # 39</text:p>
      <text:p text:style-name="P4">25.05 # 02:45 # 03:25 # 39</text:p>
      <text:p text:style-name="P4">26.05 # 02:44 # 03:24 # 40</text:p>
      <text:p text:style-name="P4">27.05 # 02:43 # 03:23 # 40</text:p>
      <text:p text:style-name="P4">28.05 # 02:42 # 03:22 # 40</text:p>
      <text:p text:style-name="P4">29.05 # 02:41 # 03:21 # 40</text:p>
      <text:p text:style-name="P4">30.05 # 02:40 # 03:21 # 40</text:p>
      <text:p text:style-name="P4">31.05 # 02:39 # 03:20 # 41</text:p>
      <text:p text:style-name="P4">01.06 # 02:38 # 03:19 # 41</text:p>
      <text:p text:style-name="P4">02.06 # 02:37 # 03:19 # 41</text:p>
      <text:p text:style-name="P4">03.06 # 02:37 # 03:18 # 41</text:p>
      <text:p text:style-name="P4">04.06 # 02:36 # 03:17 # 41</text:p>
      <text:p text:style-name="P4">05.06 # 02:35 # 03:17 # 41</text:p>
      <text:p text:style-name="P4">06.06 # 02:35 # 03:16 # 41</text:p>
      <text:p text:style-name="P4">07.06 # 02:34 # 03:16 # 41</text:p>
      <text:p text:style-name="P4">08.06 # 02:33 # 03:16 # 42</text:p>
      <text:p text:style-name="P4">09.06 # 02:33 # 03:15 # 42</text:p>
      <text:p text:style-name="P4">10.06 # 02:33 # 03:15 # 42</text:p>
      <text:p text:style-name="P4">11.06 # 02:32 # 03:15 # 42</text:p>
      <text:p text:style-name="P4">12.06 # 02:32 # 03:14 # 42</text:p>
      <text:p text:style-name="P4">13.06 # 02:32 # 03:14 # 42</text:p>
      <text:p text:style-name="P4">14.06 # 02:32 # 03:14 # 42</text:p>
      <text:p text:style-name="P4">15.06 # 02:31 # 03:14 # 42</text:p>
      <text:p text:style-name="P4">16.06 # 02:31 # 03:14 # 42</text:p>
      <text:p text:style-name="P4">17.06 # 02:31 # 03:14 # 42</text:p>
      <text:p text:style-name="P4">18.06 # 02:31 # 03:14 # 42</text:p>
      <text:p text:style-name="P4">19.06 # 02:31 # 03:14 # 42</text:p>
      <text:p text:style-name="P4">20.06 # 02:32 # 03:14 # 42</text:p>
      <text:p text:style-name="P4">21.06 # 02:32 # 03:15 # 42</text:p>
      <text:p text:style-name="P4">22.06 # 02:32 # 03:15 # 42</text:p>
      <text:p text:style-name="P4">23.06 # 02:32 # 03:15 # 42</text:p>
      <text:p text:style-name="P4">24.06 # 02:33 # 03:15 # 42</text:p>
      <text:p text:style-name="P4">25.06 # 02:33 # 03:16 # 42</text:p>
      <text:p text:style-name="P4">26.06 # 02:33 # 03:16 # 42</text:p>
      <text:p text:style-name="P4">27.06 # 02:34 # 03:17 # 42</text:p>
      <text:p text:style-name="P4">28.06 # 02:34 # 03:17 # 42</text:p>
      <text:p text:style-name="P4">29.06 # 02:35 # 03:18 # 42</text:p>
      <text:p text:style-name="P4">30.06 # 02:36 # 03:18 # 42</text:p>
      <text:p text:style-name="P4">01.07 # 02:36 # 03:19 # 42</text:p>
      <text:p text:style-name="P4">02.07 # 02:37 # 03:19 # 42</text:p>
      <text:p text:style-name="P4">03.07 # 02:38 # 03:20 # 42</text:p>
      <text:p text:style-name="P4">04.07 # 02:39 # 03:21 # 42</text:p>
      <text:p text:style-name="P4">05.07 # 02:40 # 03:22 # 41</text:p>
      <text:p text:style-name="P4">06.07 # 02:41 # 03:22 # 41</text:p>
      <text:p text:style-name="P4">07.07 # 02:41 # 03:23 # 41</text:p>
      <text:p text:style-name="P4">08.07 # 02:42 # 03:24 # 41</text:p>
      <text:p text:style-name="P4"><text:soft-page-break/>09.07 # 02:43 # 03:25 # 41</text:p>
      <text:p text:style-name="P4">10.07 # 02:45 # 03:26 # 41</text:p>
      <text:p text:style-name="P4">11.07 # 02:46 # 03:27 # 41</text:p>
      <text:p text:style-name="P4">12.07 # 02:47 # 03:28 # 40</text:p>
      <text:p text:style-name="P4">13.07 # 02:48 # 03:29 # 40</text:p>
      <text:p text:style-name="P4">14.07 # 02:49 # 03:30 # 40</text:p>
      <text:p text:style-name="P4">15.07 # 02:50 # 03:31 # 40</text:p>
      <text:p text:style-name="P4">16.07 # 02:52 # 03:32 # 40</text:p>
      <text:p text:style-name="P4">17.07 # 02:53 # 03:33 # 40</text:p>
      <text:p text:style-name="P4">18.07 # 02:54 # 03:34 # 39</text:p>
      <text:p text:style-name="P4">19.07 # 02:56 # 03:35 # 39</text:p>
      <text:p text:style-name="P4">20.07 # 02:57 # 03:36 # 39</text:p>
      <text:p text:style-name="P4">21.07 # 02:58 # 03:38 # 39</text:p>
      <text:p text:style-name="P4">22.07 # 03:00 # 03:39 # 39</text:p>
      <text:p text:style-name="P4">23.07 # 03:01 # 03:40 # 39</text:p>
      <text:p text:style-name="P4">24.07 # 03:02 # 03:41 # 38</text:p>
      <text:p text:style-name="P4">25.07 # 03:04 # 03:43 # 38</text:p>
      <text:p text:style-name="P4">26.07 # 03:05 # 03:44 # 38</text:p>
      <text:p text:style-name="P4">27.07 # 03:07 # 03:45 # 38</text:p>
      <text:p text:style-name="P4">28.07 # 03:08 # 03:46 # 38</text:p>
      <text:p text:style-name="P4">29.07 # 03:10 # 03:48 # 37</text:p>
      <text:p text:style-name="P4">30.07 # 03:11 # 03:49 # 37</text:p>
      <text:p text:style-name="P4">31.07 # 03:13 # 03:50 # 37</text:p>
      <text:p text:style-name="P4">01.08 # 03:14 # 03:52 # 37</text:p>
      <text:p text:style-name="P4">02.08 # 03:16 # 03:53 # 37</text:p>
      <text:p text:style-name="P4">03.08 # 03:18 # 03:54 # 36</text:p>
      <text:p text:style-name="P4">04.08 # 03:19 # 03:56 # 36</text:p>
      <text:p text:style-name="P4">05.08 # 03:21 # 03:57 # 36</text:p>
      <text:p text:style-name="P4">06.08 # 03:22 # 03:59 # 36</text:p>
      <text:p text:style-name="P4">07.08 # 03:24 # 04:00 # 36</text:p>
      <text:p text:style-name="P4">08.08 # 03:25 # 04:01 # 36</text:p>
      <text:p text:style-name="P4">09.08 # 03:27 # 04:03 # 35</text:p>
      <text:p text:style-name="P4">10.08 # 03:28 # 04:04 # 35</text:p>
      <text:p text:style-name="P4">11.08 # 03:30 # 04:06 # 35</text:p>
      <text:p text:style-name="P4">12.08 # 03:32 # 04:07 # 35</text:p>
      <text:p text:style-name="P4">13.08 # 03:33 # 04:08 # 35</text:p>
      <text:p text:style-name="P4">14.08 # 03:35 # 04:10 # 35</text:p>
      <text:p text:style-name="P4">15.08 # 03:36 # 04:11 # 34</text:p>
      <text:p text:style-name="P4">16.08 # 03:38 # 04:13 # 34</text:p>
      <text:p text:style-name="P4">17.08 # 03:40 # 04:14 # 34</text:p>
      <text:p text:style-name="P4">18.08 # 03:41 # 04:16 # 34</text:p>
      <text:p text:style-name="P4">19.08 # 03:43 # 04:17 # 34</text:p>
      <text:p text:style-name="P4">20.08 # 03:44 # 04:18 # 34</text:p>
      <text:p text:style-name="P4">21.08 # 03:46 # 04:20 # 34</text:p>
      <text:p text:style-name="P4">22.08 # 03:47 # 04:21 # 33</text:p>
      <text:p text:style-name="P4">23.08 # 03:49 # 04:23 # 33</text:p>
      <text:p text:style-name="P4">24.08 # 03:50 # 04:24 # 33</text:p>
      <text:p text:style-name="P4">25.08 # 03:52 # 04:25 # 33</text:p>
      <text:p text:style-name="P4">26.08 # 03:53 # 04:27 # 33</text:p>
      <text:p text:style-name="P4">27.08 # 03:55 # 04:28 # 33</text:p>
      <text:p text:style-name="P4">28.08 # 03:57 # 04:30 # 33</text:p>
      <text:p text:style-name="P4">29.08 # 03:58 # 04:31 # 33</text:p>
      <text:p text:style-name="P4">30.08 # 04:00 # 04:32 # 32</text:p>
      <text:p text:style-name="P4">31.08 # 04:01 # 04:34 # 32</text:p>
      <text:p text:style-name="P4">01.09 # 04:03 # 04:35 # 32</text:p>
      <text:p text:style-name="P4">02.09 # 04:04 # 04:37 # 32</text:p>
      <text:p text:style-name="P4">03.09 # 04:06 # 04:38 # 32</text:p>
      <text:p text:style-name="P4">04.09 # 04:07 # 04:39 # 32</text:p>
      <text:p text:style-name="P4">05.09 # 04:09 # 04:41 # 32</text:p>
      <text:p text:style-name="P4">06.09 # 04:10 # 04:42 # 32</text:p>
      <text:p text:style-name="P4">07.09 # 04:11 # 04:44 # 32</text:p>
      <text:p text:style-name="P4">08.09 # 04:13 # 04:45 # 32</text:p>
      <text:p text:style-name="P4">09.09 # 04:14 # 04:46 # 31</text:p>
      <text:p text:style-name="P4">10.09 # 04:16 # 04:48 # 31</text:p>
      <text:p text:style-name="P4">11.09 # 04:17 # 04:49 # 31</text:p>
      <text:p text:style-name="P4">12.09 # 04:19 # 04:51 # 31</text:p>
      <text:p text:style-name="P4">13.09 # 04:20 # 04:52 # 31</text:p>
      <text:p text:style-name="P4">14.09 # 04:22 # 04:53 # 31</text:p>
      <text:p text:style-name="P4">15.09 # 04:23 # 04:55 # 31</text:p>
      <text:p text:style-name="P4">16.09 # 04:25 # 04:56 # 31</text:p>
      <text:p text:style-name="P4">17.09 # 04:26 # 04:58 # 31</text:p>
      <text:p text:style-name="P4">18.09 # 04:27 # 04:59 # 31</text:p>
      <text:p text:style-name="P4">19.09 # 04:29 # 05:00 # 31</text:p>
      <text:p text:style-name="P4">20.09 # 04:30 # 05:02 # 31</text:p>
      <text:p text:style-name="P4">21.09 # 04:32 # 05:03 # 31</text:p>
      <text:p text:style-name="P4">22.09 # 04:33 # 05:05 # 31</text:p>
      <text:p text:style-name="P4">23.09 # 04:35 # 05:06 # 31</text:p>
      <text:p text:style-name="P4">24.09 # 04:36 # 05:07 # 31</text:p>
      <text:p text:style-name="P4">25.09 # 04:37 # 05:09 # 31</text:p>
      <text:p text:style-name="P4">26.09 # 04:39 # 05:10 # 31</text:p>
      <text:p text:style-name="P4">27.09 # 04:40 # 05:12 # 31</text:p>
      <text:p text:style-name="P4">28.09 # 04:42 # 05:13 # 31</text:p>
      <text:p text:style-name="P4">29.09 # 04:43 # 05:14 # 31</text:p>
      <text:p text:style-name="P4">30.09 # 04:45 # 05:16 # 31</text:p>
      <text:p text:style-name="P4">01.10 # 04:46 # 05:17 # 31</text:p>
      <text:p text:style-name="P4">02.10 # 04:47 # 05:19 # 31</text:p>
      <text:p text:style-name="P4">03.10 # 04:49 # 05:20 # 31</text:p>
      <text:p text:style-name="P4">04.10 # 04:50 # 05:22 # 31</text:p>
      <text:p text:style-name="P4">05.10 # 04:52 # 05:23 # 31</text:p>
      <text:p text:style-name="P4">06.10 # 04:53 # 05:24 # 31</text:p>
      <text:p text:style-name="P4">07.10 # 04:55 # 05:26 # 31</text:p>
      <text:p text:style-name="P4">08.10 # 04:56 # 05:27 # 31</text:p>
      <text:p text:style-name="P4">09.10 # 04:57 # 05:29 # 31</text:p>
      <text:p text:style-name="P4">10.10 # 04:59 # 05:30 # 31</text:p>
      <text:p text:style-name="P4">11.10 # 05:00 # 05:32 # 31</text:p>
      <text:p text:style-name="P4">12.10 # 05:02 # 05:33 # 31</text:p>
      <text:p text:style-name="P4">13.10 # 05:03 # 05:35 # 31</text:p>
      <text:p text:style-name="P4">14.10 # 05:05 # 05:36 # 31</text:p>
      <text:p text:style-name="P4">15.10 # 05:06 # 05:38 # 31</text:p>
      <text:p text:style-name="P4">16.10 # 05:08 # 05:39 # 31</text:p>
      <text:p text:style-name="P4">17.10 # 05:09 # 05:41 # 31</text:p>
      <text:p text:style-name="P4">18.10 # 05:10 # 05:42 # 31</text:p>
      <text:p text:style-name="P4">19.10 # 05:12 # 05:44 # 31</text:p>
      <text:p text:style-name="P4">20.10 # 05:13 # 05:45 # 31</text:p>
      <text:p text:style-name="P4">21.10 # 05:15 # 05:47 # 31</text:p>
      <text:p text:style-name="P4">22.10 # 05:16 # 05:48 # 31</text:p>
      <text:p text:style-name="P4">23.10 # 05:18 # 05:50 # 32</text:p>
      <text:p text:style-name="P4">24.10 # 05:19 # 05:51 # 32</text:p>
      <text:p text:style-name="P4">25.10 # 05:21 # 05:53 # 32</text:p>
      <text:p text:style-name="P4">26.10 # 05:22 # 05:54 # 32</text:p>
      <text:p text:style-name="P4">27.10 # 05:24 # 05:56 # 32</text:p>
      <text:p text:style-name="P4">28.10 # 05:25 # 05:58 # 32</text:p>
      <text:p text:style-name="P4">29.10 # 05:27 # 05:59 # 32</text:p>
      <text:p text:style-name="P4">30.10 # 05:28 # 06:01 # 32</text:p>
      <text:p text:style-name="P4">31.10 # 05:30 # 06:02 # 32</text:p>
      <text:p text:style-name="P4">01.11 # 05:31 # 06:04 # 32</text:p>
      <text:p text:style-name="P4">02.11 # 05:33 # 06:05 # 32</text:p>
      <text:p text:style-name="P4">03.11 # 05:34 # 06:07 # 32</text:p>
      <text:p text:style-name="P4">04.11 # 05:36 # 06:09 # 33</text:p>
      <text:p text:style-name="P4">05.11 # 05:37 # 06:10 # 33</text:p>
      <text:p text:style-name="P4">06.11 # 05:38 # 06:12 # 33</text:p>
      <text:p text:style-name="P4">07.11 # 05:40 # 06:13 # 33</text:p>
      <text:p text:style-name="P4">08.11 # 05:41 # 06:15 # 33</text:p>
      <text:p text:style-name="P4">09.11 # 05:43 # 06:16 # 33</text:p>
      <text:p text:style-name="P4">10.11 # 05:44 # 06:18 # 33</text:p>
      <text:p text:style-name="P4">11.11 # 05:46 # 06:20 # 33</text:p>
      <text:p text:style-name="P4">12.11 # 05:47 # 06:21 # 33</text:p>
      <text:p text:style-name="P4">13.11 # 05:49 # 06:23 # 33</text:p>
      <text:p text:style-name="P4">14.11 # 05:50 # 06:24 # 34</text:p>
      <text:p text:style-name="P4">15.11 # 05:52 # 06:26 # 34</text:p>
      <text:p text:style-name="P4">16.11 # 05:53 # 06:27 # 34</text:p>
      <text:p text:style-name="P4">17.11 # 05:54 # 06:29 # 34</text:p>
      <text:p text:style-name="P4">18.11 # 05:56 # 06:30 # 34</text:p>
      <text:p text:style-name="P4">19.11 # 05:57 # 06:32 # 34</text:p>
      <text:p text:style-name="P4">20.11 # 05:59 # 06:33 # 34</text:p>
      <text:p text:style-name="P4">21.11 # 06:00 # 06:35 # 34</text:p>
      <text:p text:style-name="P4">22.11 # 06:01 # 06:36 # 34</text:p>
      <text:p text:style-name="P4">23.11 # 06:03 # 06:38 # 34</text:p>
      <text:p text:style-name="P4">24.11 # 06:04 # 06:39 # 35</text:p>
      <text:p text:style-name="P4">25.11 # 06:05 # 06:40 # 35</text:p>
      <text:p text:style-name="P4">26.11 # 06:06 # 06:42 # 35</text:p>
      <text:p text:style-name="P4">27.11 # 06:08 # 06:43 # 35</text:p>
      <text:p text:style-name="P4">28.11 # 06:09 # 06:44 # 35</text:p>
      <text:p text:style-name="P4">29.11 # 06:10 # 06:46 # 35</text:p>
      <text:p text:style-name="P4">30.11 # 06:11 # 06:47 # 35</text:p>
      <text:p text:style-name="P4">01.12 # 06:13 # 06:48 # 35</text:p>
      <text:p text:style-name="P4">02.12 # 06:14 # 06:50 # 35</text:p>
      <text:p text:style-name="P4">03.12 # 06:15 # 06:51 # 35</text:p>
      <text:p text:style-name="P4">04.12 # 06:16 # 06:52 # 35</text:p>
      <text:p text:style-name="P4">05.12 # 06:17 # 06:53 # 36</text:p>
      <text:p text:style-name="P4">06.12 # 06:18 # 06:54 # 36</text:p>
      <text:p text:style-name="P4">07.12 # 06:19 # 06:55 # 36</text:p>
      <text:p text:style-name="P4">08.12 # 06:20 # 06:56 # 36</text:p>
      <text:p text:style-name="P4">09.12 # 06:21 # 06:57 # 36</text:p>
      <text:p text:style-name="P4">10.12 # 06:22 # 06:58 # 36</text:p>
      <text:p text:style-name="P4">11.12 # 06:23 # 06:59 # 36</text:p>
      <text:p text:style-name="P4">12.12 # 06:24 # 07:00 # 36</text:p>
      <text:p text:style-name="P4">13.12 # 06:25 # 07:01 # 36</text:p>
      <text:p text:style-name="P4">14.12 # 06:25 # 07:02 # 36</text:p>
      <text:p text:style-name="P4">15.12 # 06:26 # 07:03 # 36</text:p>
      <text:p text:style-name="P4">16.12 # 06:27 # 07:03 # 36</text:p>
      <text:p text:style-name="P4">17.12 # 06:27 # 07:04 # 36</text:p>
      <text:p text:style-name="P4">18.12 # 06:28 # 07:05 # 36</text:p>
      <text:p text:style-name="P4">19.12 # 06:29 # 07:05 # 36</text:p>
      <text:p text:style-name="P4">20.12 # 06:29 # 07:06 # 36</text:p>
      <text:p text:style-name="P4">21.12 # 06:30 # 07:06 # 36</text:p>
      <text:p text:style-name="P4">22.12 # 06:30 # 07:07 # 36</text:p>
      <text:p text:style-name="P4">23.12 # 06:31 # 07:07 # 36</text:p>
      <text:p text:style-name="P4">24.12 # 06:31 # 07:08 # 36</text:p>
      <text:p text:style-name="P4">25.12 # 06:31 # 07:08 # 36</text:p>
      <text:p text:style-name="P4">26.12 # 06:32 # 07:08 # 36</text:p>
      <text:p text:style-name="P4">27.12 # 06:32 # 07:09 # 36</text:p>
      <text:p text:style-name="P4">28.12 # 06:32 # 07:09 # 36</text:p>
      <text:p text:style-name="P4">29.12 # 06:32 # 07:09 # 36</text:p>
      <text:p text:style-name="P4">30.12 # 06:32 # 07:09 # 36</text:p>
      <text:p text:style-name="P4">31.12 # 06:33 # 07:09 # 36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in" style:writing-mode="page"/>
      <style:text-properties style:use-window-font-color="true" loext:opacity="0%" style:font-name="Liberation Serif" fo:font-size="12pt" fo:language="de" fo:country="D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8T06:37:16.990007470</dc:date>
    <meta:editing-duration>PT30M18S</meta:editing-duration>
    <meta:editing-cycles>6</meta:editing-cycles>
    <meta:generator>LibreOffice/7.3.7.2$Linux_X86_64 LibreOffice_project/30$Build-2</meta:generator>
    <meta:print-date>2024-08-28T06:35:24.104952435</meta:print-date>
    <meta:document-statistic meta:table-count="0" meta:image-count="0" meta:object-count="0" meta:page-count="2" meta:paragraph-count="366" meta:word-count="2562" meta:character-count="9516" meta:non-whitespace-character-count="7320"/>
  </office:meta>
</office:document-meta>
</file>